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KEYCOD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CANCODE</text:p>
          </table:table-cell>
          <table:table-cell/>
        </table:table-row>
        <table:table-row table:style-name="ro1">
          <table:table-cell table:formula="of:=DEC2HEX(ROW()-2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2" calcext:value-type="string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DEC2HEX(ROW()-2)" office:value-type="string" office:string-value="3" calcext:value-type="string">
            <text:p>3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4" calcext:value-type="string">
            <text:p>4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5" calcext:value-type="string">
            <text:p>5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6" calcext:value-type="string">
            <text:p>6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7" calcext:value-type="string">
            <text:p>7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8" calcext:value-type="string">
            <text:p>8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0x66 </text:p>
          </table:table-cell>
          <table:table-cell/>
        </table:table-row>
        <table:table-row table:style-name="ro1">
          <table:table-cell table:formula="of:=DEC2HEX(ROW()-2)" office:value-type="string" office:string-value="9" calcext:value-type="string">
            <text:p>9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0x0D </text:p>
          </table:table-cell>
          <table:table-cell/>
        </table:table-row>
        <table:table-row table:style-name="ro1">
          <table:table-cell table:formula="of:=DEC2HEX(ROW()-2)" office:value-type="string" office:string-value="A" calcext:value-type="string">
            <text:p>A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0x5A </text:p>
          </table:table-cell>
          <table:table-cell/>
        </table:table-row>
        <table:table-row table:style-name="ro1">
          <table:table-cell table:formula="of:=DEC2HEX(ROW()-2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10" calcext:value-type="string">
            <text:p>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0x70</text:p>
          </table:table-cell>
          <table:table-cell/>
        </table:table-row>
        <table:table-row table:style-name="ro1">
          <table:table-cell table:formula="of:=DEC2HEX(ROW()-2)" office:value-type="string" office:string-value="11" calcext:value-type="string">
            <text:p>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0x69</text:p>
          </table:table-cell>
          <table:table-cell/>
        </table:table-row>
        <table:table-row table:style-name="ro1">
          <table:table-cell table:formula="of:=DEC2HEX(ROW()-2)" office:value-type="string" office:string-value="12" calcext:value-type="string">
            <text:p>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x72</text:p>
          </table:table-cell>
          <table:table-cell/>
        </table:table-row>
        <table:table-row table:style-name="ro1">
          <table:table-cell table:formula="of:=DEC2HEX(ROW()-2)" office:value-type="string" office:string-value="13" calcext:value-type="string">
            <text:p>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x7A</text:p>
          </table:table-cell>
          <table:table-cell/>
        </table:table-row>
        <table:table-row table:style-name="ro1">
          <table:table-cell table:formula="of:=DEC2HEX(ROW()-2)" office:value-type="string" office:string-value="14" calcext:value-type="string">
            <text:p>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0x6B</text:p>
          </table:table-cell>
          <table:table-cell/>
        </table:table-row>
        <table:table-row table:style-name="ro1">
          <table:table-cell table:formula="of:=DEC2HEX(ROW()-2)" office:value-type="string" office:string-value="15" calcext:value-type="string">
            <text:p>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0x73</text:p>
          </table:table-cell>
          <table:table-cell/>
        </table:table-row>
        <table:table-row table:style-name="ro1">
          <table:table-cell table:formula="of:=DEC2HEX(ROW()-2)" office:value-type="string" office:string-value="16" calcext:value-type="string">
            <text:p>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0x74</text:p>
          </table:table-cell>
          <table:table-cell/>
        </table:table-row>
        <table:table-row table:style-name="ro1">
          <table:table-cell table:formula="of:=DEC2HEX(ROW()-2)" office:value-type="string" office:string-value="17" calcext:value-type="string">
            <text:p>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0x6C</text:p>
          </table:table-cell>
          <table:table-cell/>
        </table:table-row>
        <table:table-row table:style-name="ro1">
          <table:table-cell table:formula="of:=DEC2HEX(ROW()-2)" office:value-type="string" office:string-value="18" calcext:value-type="string">
            <text:p>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0x75</text:p>
          </table:table-cell>
          <table:table-cell/>
        </table:table-row>
        <table:table-row table:style-name="ro1">
          <table:table-cell table:formula="of:=DEC2HEX(ROW()-2)" office:value-type="string" office:string-value="19" calcext:value-type="string">
            <text:p>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0x7D</text:p>
          </table:table-cell>
          <table:table-cell/>
        </table:table-row>
        <table:table-row table:style-name="ro1">
          <table:table-cell table:formula="of:=DEC2HEX(ROW()-2)" office:value-type="string" office:string-value="1A" calcext:value-type="string">
            <text:p>1A</text:p>
          </table:table-cell>
          <table:table-cell office:value-type="string" calcext:value-type="string">
            <text:p>CAPSLOCK</text:p>
          </table:table-cell>
          <table:table-cell office:value-type="string" calcext:value-type="string">
            <text:p>0x58 </text:p>
          </table:table-cell>
          <table:table-cell/>
        </table:table-row>
        <table:table-row table:style-name="ro1">
          <table:table-cell table:formula="of:=DEC2HEX(ROW()-2)" office:value-type="string" office:string-value="1B" calcext:value-type="string">
            <text:p>1B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0x76 </text:p>
          </table:table-cell>
          <table:table-cell/>
        </table:table-row>
        <table:table-row table:style-name="ro1">
          <table:table-cell table:formula="of:=DEC2HEX(ROW()-2)" office:value-type="string" office:string-value="1C" calcext:value-type="string">
            <text:p>1C</text:p>
          </table:table-cell>
          <table:table-cell office:value-type="string" calcext:value-type="string">
            <text:p>NUMLOCK</text:p>
          </table:table-cell>
          <table:table-cell office:value-type="string" calcext:value-type="string">
            <text:p>0x77</text:p>
          </table:table-cell>
          <table:table-cell/>
        </table:table-row>
        <table:table-row table:style-name="ro1">
          <table:table-cell table:formula="of:=DEC2HEX(ROW()-2)" office:value-type="string" office:string-value="1D" calcext:value-type="string">
            <text:p>1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0x7B</text:p>
          </table:table-cell>
          <table:table-cell/>
        </table:table-row>
        <table:table-row table:style-name="ro1">
          <table:table-cell table:formula="of:=DEC2HEX(ROW()-2)" office:value-type="string" office:string-value="1E" calcext:value-type="string">
            <text:p>1E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0x71</text:p>
          </table:table-cell>
          <table:table-cell/>
        </table:table-row>
        <table:table-row table:style-name="ro1">
          <table:table-cell table:formula="of:=DEC2HEX(ROW()-2)" office:value-type="string" office:string-value="1F" calcext:value-type="string">
            <text:p>1F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0x79</text:p>
          </table:table-cell>
          <table:table-cell/>
        </table:table-row>
        <table:table-row table:style-name="ro1">
          <table:table-cell table:formula="of:=DEC2HEX(ROW()-2)" office:value-type="string" office:string-value="20" calcext:value-type="string">
            <text:p>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0x29</text:p>
          </table:table-cell>
          <table:table-cell/>
        </table:table-row>
        <table:table-row table:style-name="ro1">
          <table:table-cell table:formula="of:=DEC2HEX(ROW()-2)" office:value-type="string" office:string-value="21" calcext:value-type="string">
            <text:p>21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0x14 </text:p>
          </table:table-cell>
          <table:table-cell/>
        </table:table-row>
        <table:table-row table:style-name="ro1">
          <table:table-cell table:formula="of:=DEC2HEX(ROW()-2)" office:value-type="string" office:string-value="22" calcext:value-type="string">
            <text:p>22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formula="of:=DEC2HEX(ROW()-2)" office:value-type="string" office:string-value="23" calcext:value-type="string">
            <text:p>2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formula="of:=DEC2HEX(ROW()-2)" office:value-type="string" office:string-value="24" calcext:value-type="string">
            <text:p>24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0xE0, 0x1F </text:p>
          </table:table-cell>
          <table:table-cell/>
        </table:table-row>
        <table:table-row table:style-name="ro1">
          <table:table-cell table:formula="of:=DEC2HEX(ROW()-2)" office:value-type="string" office:string-value="25" calcext:value-type="string">
            <text:p>25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26" calcext:value-type="string">
            <text:p>26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27" calcext:value-type="string">
            <text:p>27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0x52 </text:p>
          </table:table-cell>
          <table:table-cell/>
        </table:table-row>
        <table:table-row table:style-name="ro1">
          <table:table-cell table:formula="of:=DEC2HEX(ROW()-2)" office:value-type="string" office:string-value="28" calcext:value-type="string">
            <text:p>28</text:p>
          </table:table-cell>
          <table:table-cell table:style-name="ce2" office:value-type="string" calcext:value-type="string">
            <text:p>←</text:p>
          </table:table-cell>
          <table:table-cell office:value-type="string" calcext:value-type="string">
            <text:p>0xE0, 0x6B </text:p>
          </table:table-cell>
          <table:table-cell/>
        </table:table-row>
        <table:table-row table:style-name="ro1">
          <table:table-cell table:formula="of:=DEC2HEX(ROW()-2)" office:value-type="string" office:string-value="29" calcext:value-type="string">
            <text:p>29</text:p>
          </table:table-cell>
          <table:table-cell table:style-name="ce2" office:value-type="string" calcext:value-type="string">
            <text:p>↓</text:p>
          </table:table-cell>
          <table:table-cell office:value-type="string" calcext:value-type="string">
            <text:p>0xE0, 0x72 </text:p>
          </table:table-cell>
          <table:table-cell/>
        </table:table-row>
        <table:table-row table:style-name="ro1">
          <table:table-cell table:formula="of:=DEC2HEX(ROW()-2)" office:value-type="string" office:string-value="2A" calcext:value-type="string">
            <text:p>2A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0xE0, 0x74 </text:p>
          </table:table-cell>
          <table:table-cell/>
        </table:table-row>
        <table:table-row table:style-name="ro1">
          <table:table-cell table:formula="of:=DEC2HEX(ROW()-2)" office:value-type="string" office:string-value="2B" calcext:value-type="string">
            <text:p>2B</text:p>
          </table:table-cell>
          <table:table-cell table:style-name="ce2" office:value-type="string" calcext:value-type="string">
            <text:p>↑</text:p>
          </table:table-cell>
          <table:table-cell office:value-type="string" calcext:value-type="string">
            <text:p>0xE0, 0x75 </text:p>
          </table:table-cell>
          <table:table-cell/>
        </table:table-row>
        <table:table-row table:style-name="ro1">
          <table:table-cell table:formula="of:=DEC2HEX(ROW()-2)" office:value-type="string" office:string-value="2C" calcext:value-type="string">
            <text:p>2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x41 </text:p>
          </table:table-cell>
          <table:table-cell/>
        </table:table-row>
        <table:table-row table:style-name="ro1">
          <table:table-cell table:formula="of:=DEC2HEX(ROW()-2)" office:value-type="string" office:string-value="2D" calcext:value-type="string">
            <text:p>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4E </text:p>
          </table:table-cell>
          <table:table-cell/>
        </table:table-row>
        <table:table-row table:style-name="ro1">
          <table:table-cell table:formula="of:=DEC2HEX(ROW()-2)" office:value-type="string" office:string-value="2E" calcext:value-type="string">
            <text:p>2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49 </text:p>
          </table:table-cell>
          <table:table-cell/>
        </table:table-row>
        <table:table-row table:style-name="ro1">
          <table:table-cell table:formula="of:=DEC2HEX(ROW()-2)" office:value-type="string" office:string-value="2F" calcext:value-type="string">
            <text:p>2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x4A</text:p>
          </table:table-cell>
          <table:table-cell/>
        </table:table-row>
        <table:table-row table:style-name="ro1">
          <table:table-cell table:formula="of:=DEC2HEX(ROW()-2)" office:value-type="string" office:string-value="30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45</text:p>
          </table:table-cell>
          <table:table-cell/>
        </table:table-row>
        <table:table-row table:style-name="ro1">
          <table:table-cell table:formula="of:=DEC2HEX(ROW()-2)" office:value-type="string" office:string-value="31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formula="of:=DEC2HEX(ROW()-2)" office:value-type="string" office:string-value="32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formula="of:=DEC2HEX(ROW()-2)" office:value-type="string" office:string-value="33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x26</text:p>
          </table:table-cell>
          <table:table-cell/>
        </table:table-row>
        <table:table-row table:style-name="ro1">
          <table:table-cell table:formula="of:=DEC2HEX(ROW()-2)" office:value-type="string" office:string-value="34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x25</text:p>
          </table:table-cell>
          <table:table-cell/>
        </table:table-row>
        <table:table-row table:style-name="ro1">
          <table:table-cell table:formula="of:=DEC2HEX(ROW()-2)" office:value-type="string" office:string-value="35" calcext:value-type="string">
            <text:p>3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x2E</text:p>
          </table:table-cell>
          <table:table-cell/>
        </table:table-row>
        <table:table-row table:style-name="ro1">
          <table:table-cell table:formula="of:=DEC2HEX(ROW()-2)" office:value-type="string" office:string-value="36" calcext:value-type="string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x36</text:p>
          </table:table-cell>
          <table:table-cell/>
        </table:table-row>
        <table:table-row table:style-name="ro1">
          <table:table-cell table:formula="of:=DEC2HEX(ROW()-2)" office:value-type="string" office:string-value="37" calcext:value-type="string">
            <text:p>3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x3D</text:p>
          </table:table-cell>
          <table:table-cell/>
        </table:table-row>
        <table:table-row table:style-name="ro1">
          <table:table-cell table:formula="of:=DEC2HEX(ROW()-2)" office:value-type="string" office:string-value="38" calcext:value-type="string">
            <text:p>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x3E</text:p>
          </table:table-cell>
          <table:table-cell/>
        </table:table-row>
        <table:table-row table:style-name="ro1">
          <table:table-cell table:formula="of:=DEC2HEX(ROW()-2)" office:value-type="string" office:string-value="39" calcext:value-type="string">
            <text:p>3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x46</text:p>
          </table:table-cell>
          <table:table-cell/>
        </table:table-row>
        <table:table-row table:style-name="ro1">
          <table:table-cell table:formula="of:=DEC2HEX(ROW()-2)" office:value-type="string" office:string-value="3A" calcext:value-type="string">
            <text:p>3A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3B" calcext:value-type="string">
            <text:p>3B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0x4C </text:p>
          </table:table-cell>
          <table:table-cell/>
        </table:table-row>
        <table:table-row table:style-name="ro1">
          <table:table-cell table:formula="of:=DEC2HEX(ROW()-2)" office:value-type="string" office:string-value="3C" calcext:value-type="string">
            <text:p>3C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3D" calcext:value-type="string">
            <text:p>3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x55 </text:p>
          </table:table-cell>
          <table:table-cell/>
        </table:table-row>
        <table:table-row table:style-name="ro1">
          <table:table-cell table:formula="of:=DEC2HEX(ROW()-2)" office:value-type="string" office:string-value="3E" calcext:value-type="string">
            <text:p>3E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0x7C </text:p>
          </table:table-cell>
          <table:table-cell/>
        </table:table-row>
        <table:table-row table:style-name="ro1">
          <table:table-cell table:formula="of:=DEC2HEX(ROW()-2)" office:value-type="string" office:string-value="3F" calcext:value-type="string">
            <text:p>3F</text:p>
          </table:table-cell>
          <table:table-cell office:value-type="string" calcext:value-type="string">
            <text:p>P/</text:p>
          </table:table-cell>
          <table:table-cell office:value-type="string" calcext:value-type="string">
            <text:p>0xE0, 0x4A </text:p>
          </table:table-cell>
          <table:table-cell/>
        </table:table-row>
        <table:table-row table:style-name="ro1">
          <table:table-cell table:formula="of:=DEC2HEX(ROW()-2)" office:value-type="string" office:string-value="40" calcext:value-type="string">
            <text:p>40</text:p>
          </table:table-cell>
          <table:table-cell office:value-type="string" calcext:value-type="string">
            <text:p>on_second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41" calcext:value-type="string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formula="of:=DEC2HEX(ROW()-2)" office:value-type="string" office:string-value="42" calcext:value-type="string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 table:formula="of:=DEC2HEX(ROW()-2)" office:value-type="string" office:string-value="43" calcext:value-type="string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21</text:p>
          </table:table-cell>
          <table:table-cell/>
        </table:table-row>
        <table:table-row table:style-name="ro1">
          <table:table-cell table:formula="of:=DEC2HEX(ROW()-2)" office:value-type="string" office:string-value="44" calcext:value-type="string">
            <text:p>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23</text:p>
          </table:table-cell>
          <table:table-cell/>
        </table:table-row>
        <table:table-row table:style-name="ro1">
          <table:table-cell table:formula="of:=DEC2HEX(ROW()-2)" office:value-type="string" office:string-value="45" calcext:value-type="string">
            <text:p>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24</text:p>
          </table:table-cell>
          <table:table-cell/>
        </table:table-row>
        <table:table-row table:style-name="ro1">
          <table:table-cell table:formula="of:=DEC2HEX(ROW()-2)" office:value-type="string" office:string-value="46" calcext:value-type="string">
            <text:p>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2B</text:p>
          </table:table-cell>
          <table:table-cell/>
        </table:table-row>
        <table:table-row table:style-name="ro1">
          <table:table-cell table:formula="of:=DEC2HEX(ROW()-2)" office:value-type="string" office:string-value="47" calcext:value-type="string">
            <text:p>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table:formula="of:=DEC2HEX(ROW()-2)" office:value-type="string" office:string-value="48" calcext:value-type="string">
            <text:p>4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x33</text:p>
          </table:table-cell>
          <table:table-cell/>
        </table:table-row>
        <table:table-row table:style-name="ro1">
          <table:table-cell table:formula="of:=DEC2HEX(ROW()-2)" office:value-type="string" office:string-value="49" calcext:value-type="string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43</text:p>
          </table:table-cell>
          <table:table-cell/>
        </table:table-row>
        <table:table-row table:style-name="ro1">
          <table:table-cell table:formula="of:=DEC2HEX(ROW()-2)" office:value-type="string" office:string-value="4A" calcext:value-type="string">
            <text:p>4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x3B</text:p>
          </table:table-cell>
          <table:table-cell/>
        </table:table-row>
        <table:table-row table:style-name="ro1">
          <table:table-cell table:formula="of:=DEC2HEX(ROW()-2)" office:value-type="string" office:string-value="4B" calcext:value-type="string">
            <text:p>4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x42</text:p>
          </table:table-cell>
          <table:table-cell/>
        </table:table-row>
        <table:table-row table:style-name="ro1">
          <table:table-cell table:formula="of:=DEC2HEX(ROW()-2)" office:value-type="string" office:string-value="4C" calcext:value-type="string">
            <text:p>4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4B</text:p>
          </table:table-cell>
          <table:table-cell/>
        </table:table-row>
        <table:table-row table:style-name="ro1">
          <table:table-cell table:formula="of:=DEC2HEX(ROW()-2)" office:value-type="string" office:string-value="4D" calcext:value-type="string">
            <text:p>4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3A</text:p>
          </table:table-cell>
          <table:table-cell/>
        </table:table-row>
        <table:table-row table:style-name="ro1">
          <table:table-cell table:formula="of:=DEC2HEX(ROW()-2)" office:value-type="string" office:string-value="4E" calcext:value-type="string">
            <text:p>4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31</text:p>
          </table:table-cell>
          <table:table-cell/>
        </table:table-row>
        <table:table-row table:style-name="ro1">
          <table:table-cell table:formula="of:=DEC2HEX(ROW()-2)" office:value-type="string" office:string-value="4F" calcext:value-type="string">
            <text:p>4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44</text:p>
          </table:table-cell>
          <table:table-cell/>
        </table:table-row>
        <table:table-row table:style-name="ro1">
          <table:table-cell table:formula="of:=DEC2HEX(ROW()-2)" office:value-type="string" office:string-value="50" calcext:value-type="string">
            <text:p>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4D</text:p>
          </table:table-cell>
          <table:table-cell/>
        </table:table-row>
        <table:table-row table:style-name="ro1">
          <table:table-cell table:formula="of:=DEC2HEX(ROW()-2)" office:value-type="string" office:string-value="51" calcext:value-type="string">
            <text:p>5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formula="of:=DEC2HEX(ROW()-2)" office:value-type="string" office:string-value="52" calcext:value-type="string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2D</text:p>
          </table:table-cell>
          <table:table-cell/>
        </table:table-row>
        <table:table-row table:style-name="ro1">
          <table:table-cell table:formula="of:=DEC2HEX(ROW()-2)" office:value-type="string" office:string-value="53" calcext:value-type="string">
            <text:p>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1B</text:p>
          </table:table-cell>
          <table:table-cell/>
        </table:table-row>
        <table:table-row table:style-name="ro1">
          <table:table-cell table:formula="of:=DEC2HEX(ROW()-2)" office:value-type="string" office:string-value="54" calcext:value-type="string">
            <text:p>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2C</text:p>
          </table:table-cell>
          <table:table-cell/>
        </table:table-row>
        <table:table-row table:style-name="ro1">
          <table:table-cell table:formula="of:=DEC2HEX(ROW()-2)" office:value-type="string" office:string-value="55" calcext:value-type="string">
            <text:p>5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formula="of:=DEC2HEX(ROW()-2)" office:value-type="string" office:string-value="56" calcext:value-type="string">
            <text:p>5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2A</text:p>
          </table:table-cell>
          <table:table-cell/>
        </table:table-row>
        <table:table-row table:style-name="ro1">
          <table:table-cell table:formula="of:=DEC2HEX(ROW()-2)" office:value-type="string" office:string-value="57" calcext:value-type="string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formula="of:=DEC2HEX(ROW()-2)" office:value-type="string" office:string-value="58" calcext:value-type="string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22</text:p>
          </table:table-cell>
          <table:table-cell/>
        </table:table-row>
        <table:table-row table:style-name="ro1">
          <table:table-cell table:formula="of:=DEC2HEX(ROW()-2)" office:value-type="string" office:string-value="59" calcext:value-type="string">
            <text:p>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x35</text:p>
          </table:table-cell>
          <table:table-cell/>
        </table:table-row>
        <table:table-row table:style-name="ro1">
          <table:table-cell table:formula="of:=DEC2HEX(ROW()-2)" office:value-type="string" office:string-value="5A" calcext:value-type="string">
            <text:p>5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 table:formula="of:=DEC2HEX(ROW()-2)" office:value-type="string" office:string-value="5B" calcext:value-type="string">
            <text:p>5B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x54</text:p>
          </table:table-cell>
          <table:table-cell/>
        </table:table-row>
        <table:table-row table:style-name="ro1">
          <table:table-cell table:formula="of:=DEC2HEX(ROW()-2)" office:value-type="string" office:string-value="5C" calcext:value-type="string">
            <text:p>5C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0x5D</text:p>
          </table:table-cell>
          <table:table-cell/>
        </table:table-row>
        <table:table-row table:style-name="ro1">
          <table:table-cell table:formula="of:=DEC2HEX(ROW()-2)" office:value-type="string" office:string-value="5D" calcext:value-type="string">
            <text:p>5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0x5B</text:p>
          </table:table-cell>
          <table:table-cell/>
        </table:table-row>
        <table:table-row table:style-name="ro1">
          <table:table-cell table:formula="of:=DEC2HEX(ROW()-2)" office:value-type="string" office:string-value="5E" calcext:value-type="string">
            <text:p>5E</text:p>
          </table:table-cell>
          <table:table-cell office:value-type="string" calcext:value-type="string">
            <text:p>PAGEUP</text:p>
          </table:table-cell>
          <table:table-cell office:value-type="string" calcext:value-type="string">
            <text:p>0xE0, 0x7D </text:p>
          </table:table-cell>
          <table:table-cell/>
        </table:table-row>
        <table:table-row table:style-name="ro1">
          <table:table-cell table:formula="of:=DEC2HEX(ROW()-2)" office:value-type="string" office:string-value="5F" calcext:value-type="string">
            <text:p>5F</text:p>
          </table:table-cell>
          <table:table-cell office:value-type="string" calcext:value-type="string">
            <text:p>PAGEDOWN</text:p>
          </table:table-cell>
          <table:table-cell office:value-type="string" calcext:value-type="string">
            <text:p>0xE0, 0x7A </text:p>
          </table:table-cell>
          <table:table-cell/>
        </table:table-row>
        <table:table-row table:style-name="ro1">
          <table:table-cell table:formula="of:=DEC2HEX(ROW()-2)" office:value-type="string" office:string-value="60" calcext:value-type="string">
            <text:p>6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0x0E </text:p>
          </table:table-cell>
          <table:table-cell/>
        </table:table-row>
        <table:table-row table:style-name="ro1">
          <table:table-cell table:formula="of:=DEC2HEX(ROW()-2)" office:value-type="string" office:string-value="61" calcext:value-type="string">
            <text:p>6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x05</text:p>
          </table:table-cell>
          <table:table-cell/>
        </table:table-row>
        <table:table-row table:style-name="ro1">
          <table:table-cell table:formula="of:=DEC2HEX(ROW()-2)" office:value-type="string" office:string-value="62" calcext:value-type="string">
            <text:p>6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x06</text:p>
          </table:table-cell>
          <table:table-cell/>
        </table:table-row>
        <table:table-row table:style-name="ro1">
          <table:table-cell table:formula="of:=DEC2HEX(ROW()-2)" office:value-type="string" office:string-value="63" calcext:value-type="string">
            <text:p>6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x04</text:p>
          </table:table-cell>
          <table:table-cell/>
        </table:table-row>
        <table:table-row table:style-name="ro1">
          <table:table-cell table:formula="of:=DEC2HEX(ROW()-2)" office:value-type="string" office:string-value="64" calcext:value-type="string">
            <text:p>6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x0C</text:p>
          </table:table-cell>
          <table:table-cell/>
        </table:table-row>
        <table:table-row table:style-name="ro1">
          <table:table-cell table:formula="of:=DEC2HEX(ROW()-2)" office:value-type="string" office:string-value="65" calcext:value-type="string">
            <text:p>65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x03</text:p>
          </table:table-cell>
          <table:table-cell/>
        </table:table-row>
        <table:table-row table:style-name="ro1">
          <table:table-cell table:formula="of:=DEC2HEX(ROW()-2)" office:value-type="string" office:string-value="66" calcext:value-type="string">
            <text:p>66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x0B</text:p>
          </table:table-cell>
          <table:table-cell/>
        </table:table-row>
        <table:table-row table:style-name="ro1">
          <table:table-cell table:formula="of:=DEC2HEX(ROW()-2)" office:value-type="string" office:string-value="67" calcext:value-type="string">
            <text:p>6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0x83</text:p>
          </table:table-cell>
          <table:table-cell/>
        </table:table-row>
        <table:table-row table:style-name="ro1">
          <table:table-cell table:formula="of:=DEC2HEX(ROW()-2)" office:value-type="string" office:string-value="68" calcext:value-type="string">
            <text:p>6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x0A</text:p>
          </table:table-cell>
          <table:table-cell/>
        </table:table-row>
        <table:table-row table:style-name="ro1">
          <table:table-cell table:formula="of:=DEC2HEX(ROW()-2)" office:value-type="string" office:string-value="69" calcext:value-type="string">
            <text:p>6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x01</text:p>
          </table:table-cell>
          <table:table-cell/>
        </table:table-row>
        <table:table-row table:style-name="ro1">
          <table:table-cell table:formula="of:=DEC2HEX(ROW()-2)" office:value-type="string" office:string-value="6A" calcext:value-type="string">
            <text:p>6A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0x09</text:p>
          </table:table-cell>
          <table:table-cell/>
        </table:table-row>
        <table:table-row table:style-name="ro1">
          <table:table-cell table:formula="of:=DEC2HEX(ROW()-2)" office:value-type="string" office:string-value="6B" calcext:value-type="string">
            <text:p>6B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0x78 </text:p>
          </table:table-cell>
          <table:table-cell/>
        </table:table-row>
        <table:table-row table:style-name="ro1">
          <table:table-cell table:formula="of:=DEC2HEX(ROW()-2)" office:value-type="string" office:string-value="6C" calcext:value-type="string">
            <text:p>6C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0x07</text:p>
          </table:table-cell>
          <table:table-cell/>
        </table:table-row>
        <table:table-row table:style-name="ro1">
          <table:table-cell table:formula="of:=DEC2HEX(ROW()-2)" office:value-type="string" office:string-value="6D" calcext:value-type="string">
            <text:p>6D</text:p>
          </table:table-cell>
          <table:table-cell table:number-columns-repeated="3"/>
        </table:table-row>
        <table:table-row table:style-name="ro1">
          <table:table-cell table:formula="of:=DEC2HEX(ROW()-2)" office:value-type="string" office:string-value="6E" calcext:value-type="string">
            <text:p>6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0xE0, 0x6C </text:p>
          </table:table-cell>
          <table:table-cell/>
        </table:table-row>
        <table:table-row table:style-name="ro1">
          <table:table-cell table:formula="of:=DEC2HEX(ROW()-2)" office:value-type="string" office:string-value="6F" calcext:value-type="string">
            <text:p>6F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0xE0, 0x69 </text:p>
          </table:table-cell>
          <table:table-cell/>
        </table:table-row>
        <table:table-row table:style-name="ro1">
          <table:table-cell table:formula="of:=DEC2HEX(ROW()-2)" office:value-type="string" office:string-value="70" calcext:value-type="string">
            <text:p>70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0xE0, 0x2F </text:p>
          </table:table-cell>
          <table:table-cell/>
        </table:table-row>
        <table:table-row table:style-name="ro1">
          <table:table-cell table:formula="of:=DEC2HEX(ROW()-2)" office:value-type="string" office:string-value="71" calcext:value-type="string">
            <text:p>71</text:p>
          </table:table-cell>
          <table:table-cell office:value-type="string" calcext:value-type="string">
            <text:p>RCTRL</text:p>
          </table:table-cell>
          <table:table-cell office:value-type="string" calcext:value-type="string">
            <text:p>0xE0, 0x14 </text:p>
          </table:table-cell>
          <table:table-cell/>
        </table:table-row>
        <table:table-row table:style-name="ro1">
          <table:table-cell table:formula="of:=DEC2HEX(ROW()-2)" office:value-type="string" office:string-value="72" calcext:value-type="string">
            <text:p>72</text:p>
          </table:table-cell>
          <table:table-cell office:value-type="string" calcext:value-type="string">
            <text:p>RALT</text:p>
          </table:table-cell>
          <table:table-cell office:value-type="string" calcext:value-type="string">
            <text:p>0xE0, 0x11 </text:p>
          </table:table-cell>
          <table:table-cell/>
        </table:table-row>
        <table:table-row table:style-name="ro1">
          <table:table-cell table:formula="of:=DEC2HEX(ROW()-2)" office:value-type="string" office:string-value="73" calcext:value-type="string">
            <text:p>73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0x59 </text:p>
          </table:table-cell>
          <table:table-cell/>
        </table:table-row>
        <table:table-row table:style-name="ro1">
          <table:table-cell table:formula="of:=DEC2HEX(ROW()-2)" office:value-type="string" office:string-value="74" calcext:value-type="string">
            <text:p>74</text:p>
          </table:table-cell>
          <table:table-cell office:value-type="string" calcext:value-type="string">
            <text:p>RAPP</text:p>
          </table:table-cell>
          <table:table-cell office:value-type="string" calcext:value-type="string">
            <text:p>0xE0, 0x27 </text:p>
          </table:table-cell>
          <table:table-cell/>
        </table:table-row>
        <table:table-row table:style-name="ro1">
          <table:table-cell table:formula="of:=DEC2HEX(ROW()-2)" office:value-type="string" office:string-value="75" calcext:value-type="string">
            <text:p>75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6" calcext:value-type="string">
            <text:p>76</text:p>
          </table:table-cell>
          <table:table-cell office:value-type="string" calcext:value-type="string">
            <text:p>MR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7" calcext:value-type="string">
            <text:p>77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8" calcext:value-type="string">
            <text:p>78</text:p>
          </table:table-cell>
          <table:table-cell office:value-type="string" calcext:value-type="string">
            <text:p>SL</text:p>
          </table:table-cell>
          <table:table-cell table:style-name="ce5" office:value-type="string" calcext:value-type="string" table:number-columns-spanned="1" table:number-rows-spanned="4">
            <text:p>Moue</text:p>
            <text:p>Movement</text:p>
          </table:table-cell>
          <table:table-cell table:style-name="ce5"/>
        </table:table-row>
        <table:table-row table:style-name="ro1">
          <table:table-cell table:formula="of:=DEC2HEX(ROW()-2)" office:value-type="string" office:string-value="79" calcext:value-type="string">
            <text:p>79</text:p>
          </table:table-cell>
          <table:table-cell office:value-type="string" calcext:value-type="string">
            <text:p>SD</text:p>
          </table:table-cell>
          <table:covered-table-cell table:style-name="Default"/>
          <table:table-cell/>
        </table:table-row>
        <table:table-row table:style-name="ro1">
          <table:table-cell table:formula="of:=DEC2HEX(ROW()-2)" office:value-type="string" office:string-value="7A" calcext:value-type="string">
            <text:p>7A</text:p>
          </table:table-cell>
          <table:table-cell office:value-type="string" calcext:value-type="string">
            <text:p>SR</text:p>
          </table:table-cell>
          <table:covered-table-cell table:style-name="Default"/>
          <table:table-cell/>
        </table:table-row>
        <table:table-row table:style-name="ro1">
          <table:table-cell table:formula="of:=DEC2HEX(ROW()-2)" office:value-type="string" office:string-value="7B" calcext:value-type="string">
            <text:p>7B</text:p>
          </table:table-cell>
          <table:table-cell office:value-type="string" calcext:value-type="string">
            <text:p>SU</text:p>
          </table:table-cell>
          <table:covered-table-cell table:style-name="Default"/>
          <table:table-cell/>
        </table:table-row>
        <table:table-row table:style-name="ro1">
          <table:table-cell table:formula="of:=DEC2HEX(ROW()-2)" office:value-type="string" office:string-value="7C" calcext:value-type="string">
            <text:p>7C</text:p>
          </table:table-cell>
          <table:table-cell office:value-type="string" calcext:value-type="string">
            <text:p>M4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D" calcext:value-type="string">
            <text:p>7D</text:p>
          </table:table-cell>
          <table:table-cell office:value-type="string" calcext:value-type="string">
            <text:p>M5</text:p>
          </table:table-cell>
          <table:table-cell table:number-columns-repeated="2"/>
        </table:table-row>
        <table:table-row table:style-name="ro1">
          <table:table-cell table:formula="of:=DEC2HEX(ROW()-2)" office:value-type="string" office:string-value="7E" calcext:value-type="string">
            <text:p>7E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0xE0, 0x70 </text:p>
          </table:table-cell>
          <table:table-cell/>
        </table:table-row>
        <table:table-row table:style-name="ro1">
          <table:table-cell table:formula="of:=DEC2HEX(ROW()-2)" office:value-type="string" office:string-value="7F" calcext:value-type="string">
            <text:p>7F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0xE0, 0x71 </text:p>
          </table:table-cell>
          <table:table-cell/>
        </table:table-row>
        <table:table-row table:style-name="ro1" table:number-rows-repeated="10484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2:11:02.152840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2:11:38.798468426</meta:creation-date>
    <dc:date>2021-03-24T12:13:16.836902984</dc:date>
    <meta:editing-duration>PT12M33S</meta:editing-duration>
    <meta:editing-cycles>5</meta:editing-cycles>
    <meta:generator>LibreOffice/6.4.6.2$Linux_X86_64 LibreOffice_project/40$Build-2</meta:generator>
    <meta:document-statistic meta:table-count="1" meta:cell-count="342" meta:object-count="0"/>
  </office:meta>
</office:document-meta>
</file>